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 <text:a xlink:type="simple" xlink:href="https://ssd.eff.org/" office:name=""><text:span text:style-name="Definition">https://ssd.eff.org/</text:span></text:a></text:p>
        </text:list-item>
        <text:list-item>
          <text:p text:style-name="P1">Prism-Break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 <text:a xlink:type="simple" xlink:href="https://privacyguides.org" office:name=""><text:span text:style-name="Definition">https://privacyguides.org</text:span></text:a></text:p>
        </text:list-item>
        <text:list-item>
          <text:p text:style-name="P1">Techlore <text:a xlink:type="simple" xlink:href="https://techlore.tech" office:name=""><text:span text:style-name="Definition">https://techlore.tech</text:span></text:a></text:p>
        </text:list-item>
        <text:list-item>
          <text:p text:style-name="P1">The New Oil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 <text:a xlink:type="simple" xlink:href="https://kycnot.me/" office:name=""><text:span text:style-name="Definition">https://kycnot.me/</text:span></text:a></text:p>
        </text:list-item>
        <text:list-item>
          <text:p text:style-name="P3">Library Genesis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)(see their latest known URL in the Wikipedia article)</text:p>
        </text:list-item>
        <text:list-item>
          <text:p text:style-name="P3">Real World Onion Sites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)(see their latest known URL in the Wikipedia article)</text:p>
        </text:list-item>
        <text:list-item>
          <text:p text:style-name="P3">Terms of Service, Didn’t Read <text:a xlink:type="simple" xlink:href="https://tosdr.org" office:name=""><text:span text:style-name="Definition">https://tosdr.org</text:span></text:a></text:p>
        </text:list-item>
        <text:list-item>
          <text:p text:style-name="P3">Whonix Documentation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09T22:03:30Z</meta:creation-date>
    <dc:date>2022-05-09T22:03:30Z</dc:date>
  </office:meta>
</office:document-meta>
</file>